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sup>
              <mi>x</mi>
              <mn>2</mn>
            </msup>
            <mrow>
              <mi/>
              <mo stretchy="false">+</mo>
              <mi/>
            </mrow>
            <mi mathvariant="italic">px</mi>
            <mrow>
              <mi/>
              <mo stretchy="false">+</mo>
              <mi/>
            </mrow>
            <mi>q</mi>
            <mrow>
              <mi/>
              <mo stretchy="false">=</mo>
              <mi/>
            </mrow>
            <mn>0</mn>
          </mrow>
        </mtd>
      </mtr>
      <mtr>
        <mtd>
          <mrow>
            <mi>x</mi>
            <mrow>
              <mi/>
              <mo stretchy="false">=</mo>
              <mrow>
                <mi/>
                <mo stretchy="false">−</mo>
                <mfrac>
                  <mi>p</mi>
                  <mn>2</mn>
                </mfrac>
              </mrow>
            </mrow>
            <mi/>
            <mi>±</mi>
            <mi/>
            <msqrt>
              <mrow>
                <msup>
                  <mfenced open="(" close=")">
                    <mfrac>
                      <mi>p</mi>
                      <mn>2</mn>
                    </mfrac>
                  </mfenced>
                  <mn>2</mn>
                </msup>
                <mrow>
                  <mi/>
                  <mo stretchy="false">−</mo>
                  <mi>q</mi>
                </mrow>
              </mrow>
            </msqrt>
          </mrow>
        </mtd>
      </mtr>
      <mtr>
        <mtd>
          <mrow>
            <mi mathvariant="italic">Rötterna</mi>
            <mi mathvariant="italic">är</mi>
            <mi mathvariant="italic">reella</mi>
            <mi mathvariant="italic">om</mi>
            <msup>
              <mfenced open="(" close=")">
                <mfrac>
                  <mi>p</mi>
                  <mn>2</mn>
                </mfrac>
              </mfenced>
              <mn>2</mn>
            </msup>
            <mrow>
              <mi/>
              <mo stretchy="false">−</mo>
              <mi>q</mi>
            </mrow>
            <mrow>
              <mi/>
              <mo stretchy="false">⩾</mo>
              <mi/>
            </mrow>
            <mn>0</mn>
          </mrow>
        </mtd>
      </mtr>
      <mtr>
        <mtd>
          <mrow>
            <mi mathvariant="italic">Om</mi>
            <mi mathvariant="italic">ekvationen</mi>
            <msup>
              <mi>x</mi>
              <mn>2</mn>
            </msup>
            <mrow>
              <mi/>
              <mo stretchy="false">+</mo>
              <mi/>
            </mrow>
            <mi mathvariant="italic">px</mi>
            <mrow>
              <mi/>
              <mo stretchy="false">+</mo>
              <mi/>
            </mrow>
            <mi>q</mi>
            <mrow>
              <mi/>
              <mo stretchy="false">=</mo>
              <mi/>
            </mrow>
            <mn>0</mn>
            <mi/>
            <mi mathvariant="italic">har</mi>
            <mi mathvariant="italic">rötterna</mi>
            <msub>
              <mi>x</mi>
              <mn>1</mn>
            </msub>
            <mi mathvariant="italic">och</mi>
            <msub>
              <mi>x</mi>
              <mn>2</mn>
            </msub>
            <mi>,</mi>
            <mi mathvariant="italic">så</mi>
            <mi mathvariant="italic">är</mi>
          </mrow>
        </mtd>
      </mtr>
      <mtr>
        <mtd>
          <mrow>
            <mrow>
              <msub>
                <mi>x</mi>
                <mn>1</mn>
              </msub>
              <mo stretchy="false">+</mo>
              <msub>
                <mi>x</mi>
                <mn>2</mn>
              </msub>
            </mrow>
            <mrow>
              <mi/>
              <mo stretchy="false">=</mo>
              <mrow>
                <mi/>
                <mo stretchy="false">−</mo>
                <mi>p</mi>
              </mrow>
            </mrow>
          </mrow>
        </mtd>
      </mtr>
      <mtr>
        <mtd>
          <mrow>
            <msub>
              <mi>x</mi>
              <mn>1</mn>
            </msub>
            <mrow>
              <mi/>
              <mo stretchy="false">⋅</mo>
              <mi/>
            </mrow>
            <msub>
              <mi>x</mi>
              <mn>2</mn>
            </msub>
            <mrow>
              <mi/>
              <mo stretchy="false">=</mo>
              <mi/>
            </mrow>
            <mi>q</mi>
          </mrow>
        </mtd>
      </mtr>
    </mtable>
    <annotation encoding="StarMath 5.0">x^2 `+` px `+` q ~=~ 0
newline
x ~=~ `-{p} over {2} `±` sqrt{left (p over 2 right)^2 `-q}
newline 
Rötterna är reella om left (p over 2 right )^2 `-q  ~ geslant ~ 0
newline 
Om ekvationen x^2 `+` px `+` q ~=~ 0 ~har rötterna x_{1} och x_2 , så är 
newline
x_1 + x_2 ~=~ `-p
newline
x_1 `cdot` x_2 ~=~ q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0T13:49:12</meta:creation-date>
    <meta:generator>LibreOffice/3.3$Linux LibreOffice_project/330m19$Build-202</meta:generator>
  </office:meta>
</office:document-meta>
</file>